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0000000E1105A9199.png" manifest:media-type="image/png"/>
  <manifest:file-entry manifest:full-path="Pictures/100000000000029C000001BC57289E4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gr2" style:family="graphic" style:parent-style-name="standard">
      <style:graphic-properties draw:marker-start="Arrowheads_20_1" draw:marker-end="" draw:fill="solid" draw:fill-color="#c0c0c0" draw:opacity="80%" draw:fill-image-width="0cm" draw:fill-image-height="0cm" draw:textarea-horizontal-align="justify" draw:textarea-vertical-align="middle" draw:auto-grow-height="false" draw:shadow-offset-x="0.203cm" draw:shadow-offset-y="0.203cm" draw:shadow-opacity="80%"/>
    </style:style>
    <style:style style:name="gr3" style:family="graphic" style:parent-style-name="standard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17.672cm" svg:height="11.746cm" svg:x="5.588cm" svg:y="4.73cm" svg:viewBox="0 0 17673 11747" draw:points="0,0 17673,0 17673,11747 0,11747">
          <text:p/>
        </draw:polygon>
        <draw:custom-shape draw:style-name="gr2" draw:text-style-name="P1" draw:layer="layout" svg:width="2.286cm" svg:height="2.794cm" svg:x="20.32cm" svg:y="14.0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58cm" svg:height="8.382cm" svg:x="16.764cm" svg:y="2.18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7.798cm" svg:height="4.572cm" draw:transform="rotate (1.5707963267949) translate (8.166cm 14.119cm)">
          <draw:image xlink:href="Pictures/1000000000000190000000E1105A9199.png" xlink:type="simple" xlink:show="embed" xlink:actuate="onLoad">
            <text:p/>
          </draw:image>
        </draw:frame>
        <draw:custom-shape draw:style-name="gr2" draw:text-style-name="P1" draw:layer="layout" svg:width="1.016cm" svg:height="1.016cm" svg:x="14.613cm" svg:y="11.2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14.612cm" svg:y="12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29C000001BC57289E46.png" xlink:type="simple" xlink:show="embed" xlink:actuate="onLoad"/>
    <draw:marker draw:name="Arrow" svg:viewBox="0 0 20 30" svg:d="m10 0-10 30h20z"/>
    <draw:marker draw:name="Arrowheads_20_1" draw:display-name="Arrowheads 1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</meta:initial-creator>
    <meta:creation-date>2012-09-21T22:12:57</meta:creation-date>
    <meta:editing-duration>PT27M58S</meta:editing-duration>
    <meta:editing-cycles>3</meta:editing-cycles>
    <dc:date>2012-09-21T22:50:48</dc:date>
    <dc:creator>Mike </dc:creator>
    <meta:generator>LibreOffice/3.5$Linux_X86_64 LibreOffice_project/350m1$Build-2</meta:generator>
    <meta:document-statistic meta:object-count="29"/>
  </office:meta>
</office:document-meta>
</file>